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9a49d" officeooo:paragraph-rsid="0019a49d"/>
    </style:style>
    <style:style style:name="P3" style:family="paragraph" style:parent-style-name="Standard">
      <style:paragraph-properties fo:text-align="center" style:justify-single-word="false"/>
      <style:text-properties officeooo:rsid="0019a49d" officeooo:paragraph-rsid="0019a49d"/>
    </style:style>
    <style:style style:name="P4" style:family="paragraph" style:parent-style-name="Standard">
      <style:text-properties fo:font-style="italic" officeooo:rsid="0019a49d" officeooo:paragraph-rsid="0019a49d" style:font-style-asian="italic" style:font-style-complex="italic"/>
    </style:style>
    <style:style style:name="P5" style:family="paragraph" style:parent-style-name="Standard">
      <style:text-properties officeooo:rsid="001afb94" officeooo:paragraph-rsid="001afb94"/>
    </style:style>
    <style:style style:name="P6" style:family="paragraph" style:parent-style-name="Standard">
      <style:text-properties officeooo:rsid="001afb94" officeooo:paragraph-rsid="001e6b5a"/>
    </style:style>
    <style:style style:name="P7" style:family="paragraph" style:parent-style-name="Standard">
      <style:text-properties fo:font-size="16pt" officeooo:rsid="001afb94" officeooo:paragraph-rsid="001afb94" style:font-size-asian="16pt" style:font-size-complex="16pt"/>
    </style:style>
    <style:style style:name="P8" style:family="paragraph" style:parent-style-name="Standard">
      <style:text-properties fo:font-size="16pt" officeooo:rsid="001afb94" officeooo:paragraph-rsid="001fb4ad" style:font-size-asian="16pt" style:font-size-complex="16pt"/>
    </style:style>
    <style:style style:name="P9" style:family="paragraph" style:parent-style-name="Standard">
      <style:text-properties officeooo:rsid="001cdc0b" officeooo:paragraph-rsid="001cdc0b"/>
    </style:style>
    <style:style style:name="P10" style:family="paragraph" style:parent-style-name="Standard">
      <style:text-properties fo:font-size="12pt" officeooo:rsid="001cdc0b" officeooo:paragraph-rsid="001cdc0b" style:font-size-asian="10.5pt" style:font-size-complex="12pt"/>
    </style:style>
    <style:style style:name="P11" style:family="paragraph" style:parent-style-name="Standard">
      <style:text-properties officeooo:rsid="001d72e9" officeooo:paragraph-rsid="001d72e9"/>
    </style:style>
    <style:style style:name="P12" style:family="paragraph" style:parent-style-name="Standard">
      <style:text-properties officeooo:rsid="001e6b5a" officeooo:paragraph-rsid="001e6b5a"/>
    </style:style>
    <style:style style:name="P13" style:family="paragraph" style:parent-style-name="Standard">
      <style:text-properties officeooo:rsid="001fb4ad" officeooo:paragraph-rsid="0022179b"/>
    </style:style>
    <style:style style:name="P14" style:family="paragraph" style:parent-style-name="Standard">
      <style:text-properties officeooo:rsid="0020392b" officeooo:paragraph-rsid="0020392b"/>
    </style:style>
    <style:style style:name="P15" style:family="paragraph" style:parent-style-name="Standard">
      <style:text-properties officeooo:rsid="0022179b" officeooo:paragraph-rsid="0022179b"/>
    </style:style>
    <style:style style:name="P16" style:family="paragraph" style:parent-style-name="Title">
      <style:text-properties fo:font-size="26pt" style:font-size-asian="26pt" style:font-size-complex="26pt"/>
    </style:style>
    <style:style style:name="T1" style:family="text">
      <style:text-properties style:text-position="super 58%"/>
    </style:style>
    <style:style style:name="T2" style:family="text">
      <style:text-properties style:text-position="super 58%" fo:font-size="12pt" officeooo:rsid="0022179b" style:font-size-asian="12pt" style:font-size-complex="12pt"/>
    </style:style>
    <style:style style:name="T3" style:family="text">
      <style:text-properties style:text-position="super 58%" officeooo:rsid="001fb4ad"/>
    </style:style>
    <style:style style:name="T4" style:family="text">
      <style:text-properties style:text-position="super 58%" officeooo:rsid="0022179b"/>
    </style:style>
    <style:style style:name="T5" style:family="text">
      <style:text-properties fo:font-size="16pt" officeooo:rsid="001afb94" style:font-size-asian="16pt" style:font-size-complex="16pt"/>
    </style:style>
    <style:style style:name="T6" style:family="text">
      <style:text-properties fo:font-size="12pt" style:font-size-asian="12pt" style:font-size-complex="12pt"/>
    </style:style>
    <style:style style:name="T7" style:family="text">
      <style:text-properties fo:font-size="12pt" officeooo:rsid="001afb94" style:font-size-asian="12pt" style:font-size-complex="12pt"/>
    </style:style>
    <style:style style:name="T8" style:family="text">
      <style:text-properties fo:font-size="12pt" officeooo:rsid="001cdc0b" style:font-size-asian="12pt" style:font-size-complex="12pt"/>
    </style:style>
    <style:style style:name="T9" style:family="text">
      <style:text-properties fo:font-size="12pt" officeooo:rsid="001fb4ad" style:font-size-asian="12pt" style:font-size-complex="12pt"/>
    </style:style>
    <style:style style:name="T10" style:family="text">
      <style:text-properties fo:font-size="12pt" officeooo:rsid="0020392b" style:font-size-asian="12pt" style:font-size-complex="12pt"/>
    </style:style>
    <style:style style:name="T11" style:family="text">
      <style:text-properties fo:font-size="12pt" officeooo:rsid="001d72e9" style:font-size-asian="12pt" style:font-size-complex="12pt"/>
    </style:style>
    <style:style style:name="T12" style:family="text">
      <style:text-properties fo:font-size="12pt" officeooo:rsid="0022179b" style:font-size-asian="12pt" style:font-size-complex="12pt"/>
    </style:style>
    <style:style style:name="T13" style:family="text">
      <style:text-properties fo:font-size="12pt" officeooo:rsid="002282f9" style:font-size-asian="12pt" style:font-size-complex="12pt"/>
    </style:style>
    <style:style style:name="T14" style:family="text">
      <style:text-properties style:text-position="0% 100%" fo:font-size="12pt" style:font-size-asian="12pt" style:font-size-complex="12pt"/>
    </style:style>
    <style:style style:name="T15" style:family="text">
      <style:text-properties style:text-position="0% 100%" fo:font-size="12pt" officeooo:rsid="001cdc0b" style:font-size-asian="12pt" style:font-size-complex="12pt"/>
    </style:style>
    <style:style style:name="T16" style:family="text">
      <style:text-properties officeooo:rsid="001e6b5a"/>
    </style:style>
    <style:style style:name="T17" style:family="text">
      <style:text-properties fo:font-size="10pt" style:font-size-asian="10pt" style:font-size-complex="10pt"/>
    </style:style>
    <style:style style:name="T18" style:family="text">
      <style:text-properties fo:font-size="10pt" officeooo:rsid="001fb4ad" style:font-size-asian="10pt" style:font-size-complex="10pt"/>
    </style:style>
    <style:style style:name="T19" style:family="text">
      <style:text-properties fo:font-size="9pt" style:font-size-asian="9pt" style:font-size-complex="9pt"/>
    </style:style>
    <style:style style:name="T20" style:family="text">
      <style:text-properties officeooo:rsid="001fb4ad"/>
    </style:style>
    <style:style style:name="T21" style:family="text">
      <style:text-properties officeooo:rsid="002217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heoretical vs Existential Possibility</text:p>
      <text:p text:style-name="P3">by Sven Nilsen, 2023</text:p>
      <text:p text:style-name="P2"/>
      <text:p text:style-name="P4">In this paper I introduce stronger and weaker notions of intuitionistic modal possibility that corresponds to theoretical and existential propositional possibility, correspondingly.</text:p>
      <text:p text:style-name="P2"/>
      <text:p text:style-name="P5">In most theories of Modal Logic<text:span text:style-name="T1"><text:reference-ref text:reference-format="text" text:ref-name="modal logic">[1]</text:reference-ref></text:span>, it is common to use the following definition of possibility:</text:p>
      <text:p text:style-name="P5"/>
      <text:p text:style-name="P7"><text:tab/>◇p<text:tab/><text:tab/>&lt;=&gt;<text:tab/><text:tab/>¬□¬p</text:p>
      <text:p text:style-name="P5"/>
      <text:p text:style-name="P6">With introduction of Higher Order Operator Overloading Exponential Propositions<text:span text:style-name="T1"><text:reference-ref text:reference-format="text" text:ref-name="hooo ep">[2]</text:reference-ref></text:span> (HOOO EP) in Path Semantics<text:span text:style-name="T1"><text:reference-ref text:reference-format="text" text:ref-name="path semantics">[3]</text:reference-ref></text:span>, a corresponding <text:span text:style-name="T16">Intuitionistic </text:span>Modal Logic<text:span text:style-name="T1"><text:reference-ref text:reference-format="text" text:ref-name="iml">[4]</text:reference-ref></text:span> can be derived and there is a natural way to define a stronger notion of possibility <text:span text:style-name="T21">(as implemented in the Prop</text:span><text:span text:style-name="T4"><text:reference-ref text:reference-format="text" text:ref-name="prop">[5]</text:reference-ref></text:span><text:span text:style-name="T21"> library)</text:span>:</text:p>
      <text:p text:style-name="P5"/>
      <text:p text:style-name="P7"><text:tab/>◇p<text:tab/><text:tab/>&lt;=&gt;<text:tab/><text:tab/>p<text:span text:style-name="T1">true</text:span> ⋁ ¬(p<text:span text:style-name="T1">true</text:span> ⋁ false<text:span text:style-name="T1">p</text:span>)</text:p>
      <text:p text:style-name="P8"><text:tab/>□<text:span text:style-name="T20">p<text:tab/><text:tab/>&lt;=&gt;<text:tab/><text:tab/>p</text:span><text:span text:style-name="T3">true</text:span></text:p>
      <text:p text:style-name="P5"/>
      <text:p text:style-name="Standard">Here, the statement <text:span text:style-name="T6">`¬(p</text:span><text:span text:style-name="T8">^</text:span><text:span text:style-name="T14">true ⋁ false</text:span><text:span text:style-name="T15">^</text:span><text:span text:style-name="T14">p</text:span><text:span text:style-name="T6">)` </text:span><text:span text:style-name="T7">is often written `theory(p)`, since </text:span><text:span text:style-name="T8">this corresponds naturally to an assumption that can be used to prove something that is not tautological nor absurd.</text:span></text:p>
      <text:p text:style-name="Standard"><text:span text:style-name="T8"/></text:p>
      <text:p text:style-name="P9"><text:span text:style-name="T6">In Intuitionistic Propositional Logic (IPL), the weaker notion of possibility is the following:<text:line-break/><text:line-break/><text:tab/></text:span><text:span text:style-name="T5">¬¬◇p<text:tab/>&lt;=&gt;<text:tab/><text:tab/>¬□¬p</text:span></text:p>
      <text:p text:style-name="P10"/>
      <text:p text:style-name="P11"><text:span text:style-name="T7">I</text:span><text:span text:style-name="T6">n HOOO EP, there is another way to write this as `∃ true { p }` </text:span><text:span text:style-name="T9">which equals `¬((¬p)^true)`</text:span><text:span text:style-name="T6">.</text:span></text:p>
      <text:p text:style-name="P14"><text:span text:style-name="T6">The `</text:span><text:span text:style-name="T11">∃ </text:span><text:span text:style-name="T6">a</text:span><text:span text:style-name="T11"> { </text:span><text:span text:style-name="T6">b</text:span><text:span text:style-name="T11"> }</text:span><text:span text:style-name="T6">` notation might be thought of as a binary analogue of the unary modality `</text:span><text:span text:style-name="Citation"><text:span text:style-name="T6">◇</text:span></text:span><text:span text:style-name="T6">`.</text:span></text:p>
      <text:p text:style-name="P11"><text:span text:style-name="T6">Therefore, one can think about the weaker notion `¬¬◇p` as existential possibility.</text:span></text:p>
      <text:p text:style-name="P11"><text:span text:style-name="T6">Correspondingly, the stronger notion `◇p` might be thought of as theoretical possibility.</text:span></text:p>
      <text:p text:style-name="P11"><text:span text:style-name="T6"/></text:p>
      <text:p text:style-name="P13"><text:span text:style-name="T6">Existential possibility is the most common form, due to the definition derived using necessity. However, this notion of possibility is not strong enough in constructive logic to arrive at theoretical possibility. </text:span><text:span text:style-name="T10">While theoretical possibility does not contain enough information to tell what kind of assumption might be made in a theory, it does require properties which points to something deeper about this stronger notion of possibility.</text:span></text:p>
      <text:p text:style-name="P13"><text:span text:style-name="T10"/></text:p>
      <text:p text:style-name="P13"><text:span text:style-name="T10">Theoretical possibility is more aff</text:span><text:span text:style-name="T12">i</text:span><text:span text:style-name="T10">rmative than existential possibility. </text:span><text:span text:style-name="T12">In Path Semantics, propositional theories are important because they can be used to lift equality into quality</text:span><text:span text:style-name="T2"><text:reference-ref text:reference-format="text" text:ref-name="path semantical quality">[6]</text:reference-ref></text:span><text:span text:style-name="T12">.</text:span></text:p>
      <text:p text:style-name="P13"><text:span text:style-name="T12"/></text:p>
      <text:p text:style-name="P15"><text:span text:style-name="T10">F</text:span><text:span text:style-name="T6">or example, in fundamental physics, IPL is a model of hypergraph rewriting, popularized as Wolfram models. Moments of time in these models are emergent and </text:span><text:span text:style-name="T13">can be thought of as ways to slice up the evolution of space-time. Different relativistic frames of reference correspond to different ways to make such slices without intersections. However, IPL in this sense has no mechanism for explicit transition of consciousness. There is a hypothesis that consciousness in Wolfram models are related to symbolic distinction of rule matching under hypergraph rewriting, which explains why we humans observe a complex universe. From within a coherent mind in the emergent space time, moments seem to pass like local propositional spaces of thoughts, which can be modeled using the core axiom of Path Semantics. So, when two symbols are associated, one can think about it as quality lifted from equality (state), hence theoretical possibility of consciousness.</text:span></text:p>
      <text:h text:style-name="P1" text:outline-level="3">References:</text:h>
      <text:p text:style-name="P12"><text:span text:style-name="T6"/></text:p>
      <text:p text:style-name="P12"><text:reference-mark-start text:name="modal logic"/><text:span text:style-name="T6">[1]</text:span><text:reference-mark-end text:name="modal logic"/><text:span text:style-name="T6"><text:tab/>“Modal logic”</text:span></text:p>
      <text:p text:style-name="P12"><text:span text:style-name="T6"><text:tab/>Wikipedia</text:span></text:p>
      <text:p text:style-name="P12"><text:span text:style-name="T6"><text:tab/></text:span><text:a xlink:type="simple" xlink:href="https://en.wikipedia.org/wiki/Modal_logic" text:style-name="Internet_20_link" text:visited-style-name="Visited_20_Internet_20_Link"><text:span text:style-name="T17">https://en.wikipedia.org/wiki/Modal_logic</text:span></text:a></text:p>
      <text:p text:style-name="P12"><text:span text:style-name="T6"/></text:p>
      <text:p text:style-name="P12"><text:reference-mark-start text:name="hooo ep"/><text:span text:style-name="T6">[2]</text:span><text:reference-mark-end text:name="hooo ep"/><text:span text:style-name="T6"><text:tab/>“HOOO Exponential Propositions”</text:span></text:p>
      <text:p text:style-name="P12"><text:span text:style-name="T6"><text:tab/>Sven Nilsen, 2022-2023</text:span></text:p>
      <text:p text:style-name="P12"><text:span text:style-name="T6"><text:tab/></text:span><text:a xlink:type="simple" xlink:href="https://github.com/advancedresearch/path_semantics/blob/master/papers-wip2/hooo-exponential-propositions.pdf" text:style-name="Internet_20_link" text:visited-style-name="Visited_20_Internet_20_Link"><text:span text:style-name="T19">https://github.com/advancedresearch/path_semantics/blob/master/papers-wip2/hooo-exponential-propositions.pdf</text:span></text:a></text:p>
      <text:p text:style-name="P12"><text:span text:style-name="T6"/></text:p>
      <text:p text:style-name="P12"><text:reference-mark-start text:name="path semantics"/><text:span text:style-name="T6">[3]</text:span><text:reference-mark-end text:name="path semantics"/><text:span text:style-name="T6"><text:tab/>“Path Semantics”</text:span></text:p>
      <text:p text:style-name="P12"><text:span text:style-name="T6"><text:tab/>AdvancedResearch</text:span></text:p>
      <text:p text:style-name="P12"><text:span text:style-name="T6"><text:tab/></text:span><text:a xlink:type="simple" xlink:href="https://github.com/advancedresearch/path_semantics" text:style-name="Internet_20_link" text:visited-style-name="Visited_20_Internet_20_Link"><text:span text:style-name="T17">https://github.com/advancedresearch/path_semantics</text:span></text:a></text:p>
      <text:p text:style-name="P12"><text:span text:style-name="T6"/></text:p>
      <text:p text:style-name="P12"><text:reference-mark-start text:name="iml"/><text:span text:style-name="T6">[4]</text:span><text:reference-mark-end text:name="iml"/><text:span text:style-name="T6"><text:tab/>“A Framework for Intuitionistic Modal Logics”</text:span></text:p>
      <text:p text:style-name="P12"><text:span text:style-name="T6"><text:tab/>Gordon Plotkin, Colin Stirling, </text:span><text:span text:style-name="T9">1986</text:span></text:p>
      <text:p text:style-name="P12"><text:span text:style-name="T9"><text:tab/></text:span><text:a xlink:type="simple" xlink:href="https://homepages.inf.ed.ac.uk/gdp/publications/Framework_Int_Modal_Logics.pdf" text:style-name="Internet_20_link" text:visited-style-name="Visited_20_Internet_20_Link"><text:span text:style-name="T18">https://homepages.inf.ed.ac.uk/gdp/publications/Framework_Int_Modal_Logics.pdf</text:span></text:a></text:p>
      <text:p text:style-name="P12"><text:span text:style-name="T9"/></text:p>
      <text:p text:style-name="P15"><text:reference-mark-start text:name="prop"/><text:span text:style-name="T9">[</text:span><text:span text:style-name="T6">5]</text:span><text:reference-mark-end text:name="prop"/><text:span text:style-name="T6"><text:tab/>“Prop”</text:span></text:p>
      <text:p text:style-name="P15"><text:span text:style-name="T6"><text:tab/>AdvancedResearch – Propositional logic with types in Rust</text:span></text:p>
      <text:p text:style-name="P15"><text:span text:style-name="T6"><text:tab/></text:span><text:a xlink:type="simple" xlink:href="https://github.com/advancedresearch/prop" text:style-name="Internet_20_link" text:visited-style-name="Visited_20_Internet_20_Link"><text:span text:style-name="T17">https://github.com/advancedresearch/prop</text:span></text:a></text:p>
      <text:p text:style-name="P15"><text:span text:style-name="T6"/></text:p>
      <text:p text:style-name="P15"><text:reference-mark-start text:name="path semantical quality"/><text:span text:style-name="T6">[6]</text:span><text:reference-mark-end text:name="path semantical quality"/><text:span text:style-name="T6"><text:tab/>“Path Semantical Quality”</text:span></text:p>
      <text:p text:style-name="P15"><text:span text:style-name="T6"><text:tab/>Sven Nilsen, 2021</text:span></text:p>
      <text:p text:style-name="P15"><text:span text:style-name="T6"><text:tab/></text:span><text:a xlink:type="simple" xlink:href="https://github.com/advancedresearch/path_semantics/blob/master/papers-wip2/path-semantical-quality.pdf" text:style-name="Internet_20_link" text:visited-style-name="Visited_20_Internet_20_Link"><text:span text:style-name="T17">https://github.com/advancedresearch/path_semantics/blob/master/papers-wip2/path-semantical-quality.pdf</text:span></text:a></text:p>
      <text:p text:style-name="P15"><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25T16:04:37.071245629</meta:creation-date>
    <dc:date>2023-04-26T22:52:25.389048117</dc:date>
    <meta:editing-duration>PT40M31S</meta:editing-duration>
    <meta:editing-cycles>1</meta:editing-cycles>
    <meta:document-statistic meta:table-count="0" meta:image-count="0" meta:object-count="0" meta:page-count="2" meta:paragraph-count="36" meta:word-count="498" meta:character-count="3688" meta:non-whitespace-character-count="3201"/>
    <meta:generator>LibreOffice/7.2.2.2$MacOSX_X86_64 LibreOffice_project/02b2acce88a210515b4a5bb2e46cbfb63fe97d56</meta:generator>
  </office:meta>
</office:document-meta>
</file>